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4.817cm"/>
    </style:style>
    <style:style style:name="co7" style:family="table-column">
      <style:table-column-properties fo:break-before="auto" style:column-width="2.341cm"/>
    </style:style>
    <style:style style:name="co8" style:family="table-column">
      <style:table-column-properties fo:break-before="auto" style:column-width="4.99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3.694cm"/>
    </style:style>
    <style:style style:name="co12" style:family="table-column">
      <style:table-column-properties fo:break-before="auto" style:column-width="3.471cm"/>
    </style:style>
    <style:style style:name="co13" style:family="table-column">
      <style:table-column-properties fo:break-before="auto" style:column-width="15.125cm"/>
    </style:style>
    <style:style style:name="co14" style:family="table-column">
      <style:table-column-properties fo:break-before="auto" style:column-width="3.635cm"/>
    </style:style>
    <style:style style:name="co15" style:family="table-column">
      <style:table-column-properties fo:break-before="auto" style:column-width="2.143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2.06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2.004cm"/>
    </style:style>
    <style:style style:name="co20" style:family="table-column">
      <style:table-column-properties fo:break-before="auto" style:column-width="3.496cm"/>
    </style:style>
    <style:style style:name="co21" style:family="table-column">
      <style:table-column-properties fo:break-before="auto" style:column-width="6.144cm"/>
    </style:style>
    <style:style style:name="co22" style:family="table-column">
      <style:table-column-properties fo:break-before="auto" style:column-width="4.54cm"/>
    </style:style>
    <style:style style:name="co23" style:family="table-column">
      <style:table-column-properties fo:break-before="auto" style:column-width="2.905cm"/>
    </style:style>
    <style:style style:name="co24" style:family="table-column">
      <style:table-column-properties fo:break-before="auto" style:column-width="2.51cm"/>
    </style:style>
    <style:style style:name="co25" style:family="table-column">
      <style:table-column-properties fo:break-before="auto" style:column-width="1.58cm"/>
    </style:style>
    <style:style style:name="co26" style:family="table-column">
      <style:table-column-properties fo:break-before="auto" style:column-width="1.439cm"/>
    </style:style>
    <style:style style:name="co27" style:family="table-column">
      <style:table-column-properties fo:break-before="auto" style:column-width="1.328cm"/>
    </style:style>
    <style:style style:name="co28" style:family="table-column">
      <style:table-column-properties fo:break-before="auto" style:column-width="3.835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594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66" style:text-outline="false" style:text-line-through-style="none" style:font-name="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fo:background-color="#ccffff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ff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Luxi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252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Service Portail</text:p>
          </table:table-cell>
          <table:table-cell table:style-name="ce3" table:number-columns-repeated="2"/>
          <table:table-cell table:style-name="ce3" office:value-type="string">
            <text:p>PORTAL_SERVICE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office:value-type="string">
            <text:p>AUTO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portal_service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PortalService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SPEC</text:p>
          </table:table-cell>
          <table:table-cell table:style-name="ce9"/>
          <table:table-cell table:style-name="ce8" office:value-type="string">
            <text:p>Service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TIT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Titl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DESCR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escrip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longtext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V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onsult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EURL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Edi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5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J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Javascrip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6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CSSFIL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s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7]+10" office:value-type="float" office:value="70">
            <text:p>7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PSVC_ICON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Ic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ile</text:p>
          </table:table-cell>
          <table:table-cell table:style-name="ce4" table:formula="oooc:=[.H18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/>
          <table:table-cell table:number-columns-repeated="246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CATEGORIE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Catégori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19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REFRESHD</text:p>
          </table:table-cell>
          <table:table-cell table:style-name="ce4" table:formula="oooc:=[.B12]" office:value-type="string" office:string-value="PSVC_SPEC">
            <text:p>PSVC_SPEC</text:p>
          </table:table-cell>
          <table:table-cell table:style-name="ce4" office:value-type="string">
            <text:p>Délai de rafraîchisseme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list</text:p>
          </table:table-cell>
          <table:table-cell table:style-name="ce4" table:formula="oooc:=[.H20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number-columns-repeated="2"/>
          <table:table-cell table:style-name="ce4" office:value-type="string">
            <text:p>0|Jamais,5|5 minutes,15|1/4 d'heure,30|1/2 heure,60|1 heure,120|2 heures</text:p>
          </table:table-cell>
          <table:table-cell table:number-columns-repeated="243"/>
        </table:table-row>
        <table:table-row table:style-name="ro2">
          <table:table-cell table:style-name="ce4" table:number-columns-repeated="10"/>
          <table:table-cell table:number-columns-repeated="2"/>
          <table:table-cell table:style-name="ce4"/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PSVC_PARAMS</text:p>
          </table:table-cell>
          <table:table-cell table:style-name="ce9"/>
          <table:table-cell table:style-name="ce8" office:value-type="string">
            <text:p>Paramêtres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200">
            <text:p>200</text:p>
          </table:table-cell>
          <table:table-cell table:style-name="ce4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AVAILABL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Disponi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210">
            <text:p>21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PSVC_UMODE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Modifiab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4]+10" office:value-type="float" office:value="220">
            <text:p>2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4" office:value-type="string">
            <text:p>[hcheck]1|Oui,0|Non</text:p>
          </table:table-cell>
          <table:table-cell table:style-name="ce4" table:number-columns-repeated="2"/>
          <table:table-cell table:style-name="ce4" office:value-type="string">
            <text:p>system=yes|bmenu=no</text:p>
          </table:table-cell>
          <table:table-cell table:style-name="ce4"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MANDATORY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Obligatoi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5]+10" office:value-type="float" office:value="230">
            <text:p>23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Optionnel,1|Obligatoire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INTERACTIF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Interactif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6]+10" office:value-type="float" office:value="240">
            <text:p>24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/>
          <table:table-cell table:style-name="ce4" office:value-type="string">
            <text:p>[hcheck]0|Non,1|Oui</text:p>
          </table:table-cell>
          <table:table-cell table:number-columns-repeated="2"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PSVC_APPNEEDED</text:p>
          </table:table-cell>
          <table:table-cell table:style-name="ce4" table:formula="oooc:=[.B23]" office:value-type="string" office:string-value="PSVC_PARAMS">
            <text:p>PSVC_PARAMS</text:p>
          </table:table-cell>
          <table:table-cell table:style-name="ce4" office:value-type="string">
            <text:p>Application attendu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7]+10" office:value-type="float" office:value="250">
            <text:p>250</text:p>
          </table:table-cell>
          <table:table-cell table:style-name="ce4" office:value-type="string">
            <text:p>W</text:p>
          </table:table-cell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 table:number-rows-repeated="3">
          <table:table-cell table:style-name="ce4" table:number-columns-repeated="9"/>
          <table:table-cell table:number-columns-repeated="2"/>
          <table:table-cell table:style-name="ce4" table:number-columns-repeated="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PSVC_CATEGORIE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253" table:default-cell-style-name="ce7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Portail utilisateur</text:p>
          </table:table-cell>
          <table:table-cell table:style-name="ce3" table:number-columns-repeated="2"/>
          <table:table-cell table:style-name="ce3" office:value-type="string">
            <text:p>USER_PORTAL</text:p>
          </table:table-cell>
          <table:table-cell table:style-name="ce3" table:number-columns-repeated="6"/>
          <table:table-cell table:style-name="ce13"/>
          <table:table-cell table:style-name="ce3" table:number-columns-repeated="243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DFLD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3" office:value-type="string">
            <text:p>WID</text:p>
          </table:table-cell>
          <table:table-cell table:style-name="ce3" table:number-columns-repeated="11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ser_portal.gif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TAG</text:p>
          </table:table-cell>
          <table:table-cell table:style-name="ce4" office:value-type="string">
            <text:p>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UserPortal.php</text:p>
          </table:table-cell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2">
          <table:table-cell table:style-name="ce4"/>
          <table:table-cell/>
          <table:table-cell table:style-name="ce3" table:number-columns-repeated="10"/>
          <table:table-cell table:style-name="ce13"/>
          <table:table-cell table:style-name="ce3" table:number-columns-repeated="24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1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8" office:value-type="string">
            <text:p>UPORT_DESCR</text:p>
          </table:table-cell>
          <table:table-cell table:style-name="ce9"/>
          <table:table-cell table:style-name="ce8" office:value-type="string">
            <text:p>Portail</text:p>
          </table:table-cell>
          <table:table-cell table:style-name="ce6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8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TITLE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Titre</text:p>
          </table:table-cell>
          <table:table-cell table:number-columns-repeated="2"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2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ID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 Id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3]+10" office:value-type="float" office:value="30">
            <text:p>30</text:p>
          </table:table-cell>
          <table:table-cell table:style-name="ce4" office:value-type="string">
            <text:p>H</text:p>
          </table:table-cell>
          <table:table-cell table:style-name="ce4" office:value-type="string">
            <text:p>Y</text:p>
          </table:table-cell>
          <table:table-cell table:style-name="ce4" table:number-columns-repeated="2"/>
          <table:table-cell table:style-name="ce19" office:value-type="string">
            <text:p>::getTitle(UPORT_OWNERID):UPORT_OWNER</text:p>
          </table:table-cell>
          <table:table-cell table:style-name="ce4"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OWNER</text:p>
          </table:table-cell>
          <table:table-cell table:style-name="ce4" table:formula="oooc:=[.B12]" office:value-type="string" office:string-value="UPORT_DESCR">
            <text:p>UPORT_DESCR</text:p>
          </table:table-cell>
          <table:table-cell table:style-name="ce4" office:value-type="string">
            <text:p>Propriétaire</text:p>
          </table:table-cell>
          <table:table-cell table:style-name="ce4" office:value-type="string">
            <text:p>N</text:p>
          </table:table-cell>
          <table:table-cell table:style-name="ce4" office:value-type="string">
            <text:p>Y</text:p>
          </table:table-cell>
          <table:table-cell table:style-name="ce4" office:value-type="string">
            <text:p>text</text:p>
          </table:table-cell>
          <table:table-cell table:style-name="ce4" table:formula="oooc:=[.H14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4" office:value-type="string">
            <text:p>%S%app=FDL&amp;action=FDL_CARD&amp;id=%UPORT_OWNERID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IUSER},UPORT_OWNER):UPORT_OWNERID,UPORT_OWNER</text:p>
          </table:table-cell>
          <table:table-cell table:style-name="ce4" table:number-columns-repeated="243"/>
        </table:table-row>
        <table:table-row table:style-name="ro2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6" office:value-type="string">
            <text:p>UPORT_TSERVICES</text:p>
          </table:table-cell>
          <table:table-cell table:style-name="ce17" table:formula="oooc:=[.B12]" office:value-type="string" office:string-value="UPORT_DESCR">
            <text:p>UPORT_DESCR</text:p>
          </table:table-cell>
          <table:table-cell table:style-name="ce16" office:value-type="string">
            <text:p>Services</text:p>
          </table:table-cell>
          <table:table-cell table:style-name="ce15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array</text:p>
          </table:table-cell>
          <table:table-cell table:style-name="ce16" office:value-type="float" office:value="100">
            <text:p>100</text:p>
          </table:table-cell>
          <table:table-cell table:style-name="ce17" office:value-type="string">
            <text:p>W</text:p>
          </table:table-cell>
          <table:table-cell table:style-name="ce16" table:number-columns-repeated="247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SVCNU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 Number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17]+10" office:value-type="float" office:value="110">
            <text:p>110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3">
          <table:table-cell table:style-name="ce4" office:value-type="string">
            <text:p>ATTR</text:p>
          </table:table-cell>
          <table:table-cell table:style-name="ce4" office:value-type="string">
            <text:p>UPORT_ID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Id 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</text:p>
          </table:table-cell>
          <table:table-cell table:style-name="ce4" table:formula="oooc:=[.H18]+10" office:value-type="float" office:value="120">
            <text:p>120</text:p>
          </table:table-cell>
          <table:table-cell table:style-name="ce4" office:value-type="string">
            <text:p>R</text:p>
          </table:table-cell>
          <table:table-cell table:style-name="ce4" table:number-columns-repeated="3"/>
          <table:table-cell table:style-name="ce19" office:value-type="string">
            <text:p>::getTitle(UPORT_IDSVC):UPORT_SVC</text:p>
          </table:table-cell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SVC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Servic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19]+10" office:value-type="float" office:value="130">
            <text:p>130</text:p>
          </table:table-cell>
          <table:table-cell table:style-name="ce4" office:value-type="string">
            <text:p>W</text:p>
          </table:table-cell>
          <table:table-cell/>
          <table:table-cell table:style-name="ce4" office:value-type="string">
            <text:p>%S%app=FDL&amp;action=FDL_CARD&amp;id=%UPORT_IDSVC%</text:p>
          </table:table-cell>
          <table:table-cell table:style-name="ce19" office:value-type="string">
            <text:p>fdl.php</text:p>
          </table:table-cell>
          <table:table-cell table:style-name="ce19" office:value-type="string">
            <text:p>lfamilly(D,{PORTAL_SERVICE},UPORT_SVC):UPORT_IDSVC,UPORT_SVC</text:p>
          </table:table-cell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RAM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ramêtr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ooc:=[.H20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4">
          <table:table-cell table:style-name="ce4" office:value-type="string">
            <text:p>ATTR</text:p>
          </table:table-cell>
          <table:table-cell table:style-name="ce4" office:value-type="string">
            <text:p>UPORT_COLUM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1]+10" office:value-type="float" office:value="150">
            <text:p>150</text:p>
          </table:table-cell>
          <table:table-cell table:style-name="ce4" office:value-type="string">
            <text:p>W</text:p>
          </table:table-cell>
          <table:table-cell table:style-name="ce4" table:number-columns-repeated="3"/>
          <table:table-cell table:style-name="ce19"/>
          <table:table-cell table:style-name="ce4"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LIN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Lig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2]+10" office:value-type="float" office:value="160">
            <text:p>16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OPEN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Ouver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enum</text:p>
          </table:table-cell>
          <table:table-cell table:style-name="ce4" table:formula="oooc:=[.H23]+10" office:value-type="float" office:value="170">
            <text:p>170</text:p>
          </table:table-cell>
          <table:table-cell table:style-name="ce4" office:value-type="string">
            <text:p>W</text:p>
          </table:table-cell>
          <table:table-cell/>
          <table:table-cell table:style-name="ce4" table:number-columns-repeated="2"/>
          <table:table-cell table:style-name="ce4" office:value-type="string">
            <text:p>[hcheck]1|Oui,0|Non</text:p>
          </table:table-cell>
          <table:table-cell table:style-name="ce4"/>
          <table:table-cell/>
          <table:table-cell table:style-name="ce4" office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REFRESHD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Délai raf.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4]+10" office:value-type="float" office:value="180">
            <text:p>18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UPORT_PAGE</text:p>
          </table:table-cell>
          <table:table-cell table:style-name="ce4" table:formula="oooc:=[.B17]" office:value-type="string" office:string-value="UPORT_TSERVICES">
            <text:p>UPORT_TSERVICES</text:p>
          </table:table-cell>
          <table:table-cell table:style-name="ce4" office:value-type="string">
            <text:p>Pag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ooc:=[.H25]+10" office:value-type="float" office:value="190">
            <text:p>190</text:p>
          </table:table-cell>
          <table:table-cell table:style-name="ce4" office:value-type="string">
            <text:p>W</text:p>
          </table:table-cell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table:number-columns-repeated="9"/>
          <table:table-cell/>
          <table:table-cell table:style-name="ce4"/>
          <table:table-cell table:style-name="ce19" table:number-columns-repeated="2"/>
          <table:table-cell table:number-columns-repeated="243"/>
        </table:table-row>
        <table:table-row table:style-name="ro2">
          <table:table-cell table:style-name="ce4" office:value-type="string">
            <text:p>DEFAULT</text:p>
          </table:table-cell>
          <table:table-cell table:style-name="ce4" office:value-type="string">
            <text:p>UPORT_PAG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END</text:p>
          </table:table-cell>
          <table:table-cell table:number-columns-repeated="255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4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7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1" table:number-columns-repeated="233" table:default-cell-style-name="ce20"/>
        <table:table-row table:style-name="ro1">
          <table:table-cell table:number-columns-repeated="256"/>
        </table:table-row>
        <table:table-row table:style-name="ro1">
          <table:table-cell office:value-type="string">
            <text:p>//FAM</text:p>
          </table:table-cell>
          <table:table-cell office:value-type="string">
            <text:p>recherche détaillée(DSEARCH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couleur intercalaire</text:p>
          </table:table-cell>
          <table:table-cell office:value-type="string">
            <text:p>à utiliser dans les menus</text:p>
          </table:table-cell>
          <table:table-cell office:value-type="string">
            <text:p>mot-clef</text:p>
          </table:table-cell>
          <table:table-cell office:value-type="string">
            <text:p>révision</text:p>
          </table:table-cell>
          <table:table-cell office:value-type="string">
            <text:p>différence majuscule/minuscule</text:p>
          </table:table-cell>
          <table:table-cell office:value-type="string">
            <text:p>famille</text:p>
          </table:table-cell>
          <table:table-cell office:value-type="string">
            <text:p>fid amille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profondeur de recherch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1" office:value-type="string">
            <text:p>ORDER</text:p>
          </table:table-cell>
          <table:table-cell table:style-name="ce21" office:value-type="string">
            <text:p>DSEARCH</text:p>
          </table:table-cell>
          <table:table-cell table:style-name="ce21" table:number-columns-repeated="2"/>
          <table:table-cell table:style-name="ce21" office:value-type="string">
            <text:p>ba_title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se_key</text:p>
          </table:table-cell>
          <table:table-cell table:style-name="ce25" office:value-type="string">
            <text:p>se_latest</text:p>
          </table:table-cell>
          <table:table-cell table:style-name="ce21" office:value-type="string">
            <text:p>se_case</text:p>
          </table:table-cell>
          <table:table-cell table:style-name="ce21" office:value-type="string">
            <text:p>se_fam</text:p>
          </table:table-cell>
          <table:table-cell table:style-name="ce21" office:value-type="string">
            <text:p>se_famid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fld</text:p>
          </table:table-cell>
          <table:table-cell table:style-name="ce21" office:value-type="string">
            <text:p>se_ol</text:p>
          </table:table-cell>
          <table:table-cell table:style-name="ce21" office:value-type="string">
            <text:p>se_t_detail</text:p>
          </table:table-cell>
          <table:table-cell table:style-name="ce21" office:value-type="string">
            <text:p>se_attrids</text:p>
          </table:table-cell>
          <table:table-cell table:style-name="ce21" office:value-type="string">
            <text:p>se_funcs</text:p>
          </table:table-cell>
          <table:table-cell table:style-name="ce21" office:value-type="string">
            <text:p>se_keys</text:p>
          </table:table-cell>
          <table:table-cell table:style-name="ce21"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2" office:value-type="string">
            <text:p>// Portal services</text:p>
          </table:table-cell>
          <table:table-cell table:style-name="ce22" table:number-columns-repeated="7"/>
          <table:table-cell table:style-name="ce26"/>
          <table:table-cell table:style-name="ce22" table:number-columns-repeated="247"/>
        </table:table-row>
        <table:table-row table:style-name="ro1">
          <table:table-cell table:style-name="ce22" office:value-type="string">
            <text:p>//FAM</text:p>
          </table:table-cell>
          <table:table-cell table:style-name="ce22" office:value-type="string">
            <text:p>Service Portail(PORTAL_SERVICE)</text:p>
          </table:table-cell>
          <table:table-cell table:style-name="ce22" office:value-type="string">
            <text:p>&lt;specid&gt;</text:p>
          </table:table-cell>
          <table:table-cell table:style-name="ce22" office:value-type="string">
            <text:p>&lt;fldid&gt;</text:p>
          </table:table-cell>
          <table:table-cell table:style-name="ce22" office:value-type="string">
            <text:p>Titl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Consultation</text:p>
          </table:table-cell>
          <table:table-cell table:style-name="ce22" office:value-type="string">
            <text:p>Edition</text:p>
          </table:table-cell>
          <table:table-cell table:style-name="ce26" office:value-type="string">
            <text:p>Catégorie</text:p>
          </table:table-cell>
          <table:table-cell table:style-name="ce22" office:value-type="string">
            <text:p>Délai de rafraîchissement</text:p>
          </table:table-cell>
          <table:table-cell table:style-name="ce22" office:value-type="string">
            <text:p>Disponible</text:p>
          </table:table-cell>
          <table:table-cell table:style-name="ce22" office:value-type="string">
            <text:p>Interactif</text:p>
          </table:table-cell>
          <table:table-cell table:style-name="ce22" office:value-type="string">
            <text:p>Modifiable</text:p>
          </table:table-cell>
          <table:table-cell table:style-name="ce22" office:value-type="string">
            <text:p>Obligatoire</text:p>
          </table:table-cell>
          <table:table-cell table:style-name="ce22"/>
          <table:table-cell table:style-name="ce22" office:value-type="string">
            <text:p>JS File</text:p>
          </table:table-cell>
          <table:table-cell table:style-name="ce22" office:value-type="string">
            <text:p>CSS File</text:p>
          </table:table-cell>
          <table:table-cell table:style-name="ce22" table:number-columns-repeated="239"/>
        </table:table-row>
        <table:table-row table:style-name="ro1">
          <table:table-cell office:value-type="string">
            <text:p>ORDER</text:p>
          </table:table-cell>
          <table:table-cell office:value-type="string">
            <text:p>PORTAL_SERVICE</text:p>
          </table:table-cell>
          <table:table-cell table:number-columns-repeated="2"/>
          <table:table-cell office:value-type="string">
            <text:p>psvc_title</text:p>
          </table:table-cell>
          <table:table-cell office:value-type="string">
            <text:p>psvc_descr</text:p>
          </table:table-cell>
          <table:table-cell office:value-type="string">
            <text:p>psvc_vurl</text:p>
          </table:table-cell>
          <table:table-cell office:value-type="string">
            <text:p>psvc_eurl</text:p>
          </table:table-cell>
          <table:table-cell office:value-type="string">
            <text:p>psvc_categorie</text:p>
          </table:table-cell>
          <table:table-cell office:value-type="string">
            <text:p>psvc_refreshd</text:p>
          </table:table-cell>
          <table:table-cell office:value-type="string">
            <text:p>psvc_available</text:p>
          </table:table-cell>
          <table:table-cell office:value-type="string">
            <text:p>psvc_interactif</text:p>
          </table:table-cell>
          <table:table-cell office:value-type="string">
            <text:p>psvc_umode</text:p>
          </table:table-cell>
          <table:table-cell office:value-type="string">
            <text:p>psvc_mandatory</text:p>
          </table:table-cell>
          <table:table-cell office:value-type="string">
            <text:p>psvc_appneeded</text:p>
          </table:table-cell>
          <table:table-cell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.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10|Intranet,10.110|Collaboratif,10.120|Documents,10.190|Divers,20|Actualité,20.210|Economie,20.220|Technologies,20.230|Social,20.240|Politique,20.250|Générales,20.260|Insolites,40|Informatiques,40.5|Revue de presse,40.10|Open Source,40.20|Multimedia,40.30|Logiciels,40.40|Matériels,40.90|Autres,50|Loisirs,50.10|Sports,50.20|Sorties,50.30|Météo,50.90|Autres,90|Autres...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.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.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.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.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.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.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.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string">
            <text:p>10.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EEDOM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Actualité</text:p>
          </table:table-cell>
          <table:table-cell table:style-name="ce23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20.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3" office:value-type="string">
            <text:p>// Info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40.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2">
          <table:table-cell table:style-name="ce23" office:value-type="string">
            <text:p>// Loisirs</text:p>
          </table:table-cell>
          <table:table-cell table:style-name="ce23" table:number-columns-repeated="255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Default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string">
            <text:p>50.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string">
            <text:p>50.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string">
            <text:p>50.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fr" style:country-asian="FR" style:font-name-complex="Luxi Sans2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8">28/09/2007</text:date>, <text:time>10:4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11-20T10:08:16</meta:creation-date>
    <dc:creator>Marc</dc:creator>
    <dc:date>2007-09-28T10:42:59</dc:date>
    <dc:language>fr-FR</dc:language>
    <meta:editing-cycles>23</meta:editing-cycles>
    <meta:editing-duration>PT6H12M10S</meta:editing-duration>
    <meta:user-defined meta:name="Info 1"/>
    <meta:user-defined meta:name="Info 2"/>
    <meta:user-defined meta:name="Info 3"/>
    <meta:user-defined meta:name="Info 4"/>
    <meta:document-statistic meta:table-count="3" meta:cell-count="1012"/>
  </office:meta>
</office:document-meta>
</file>